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1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PAUCAR VILLA CARLOT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PAUCAR VILLA CARLOT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6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PAUCAR VILLA CARLOT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LAUREL ZAMALLOA, SHEYLA ZHAMYRA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9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19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343386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350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0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1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5T22:40:44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